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42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6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562cm" loext:decorative="false"/>
      <style:paragraph-properties style:writing-mode="lr-tb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 style:writing-mode="lr-tb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loext:graphic-properties draw:fill="none" draw:fill-color="#ffffff"/>
      <style:text-properties style:font-name="Vazirmatn"/>
    </style:style>
    <style:style style:name="T1" style:family="text"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Training</text:span></text:p>
          <text:p text:style-name="P1"><text:span text:style-name="T1">OR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54cm" svg:y1="8.018cm" svg:x2="9.354cm" svg:y2="10.558cm">
          <text:p/>
        </draw:line>
        <draw:line draw:style-name="gr2" draw:text-style-name="P3" draw:layer="layout" svg:x1="9.354cm" svg:y1="17.492cm" svg:x2="9.354cm" svg:y2="14.952cm">
          <text:p/>
        </draw:line>
        <draw:line draw:style-name="gr2" draw:text-style-name="P3" draw:layer="layout" svg:x1="11.914cm" svg:y1="12.702cm" svg:x2="14.454cm" svg:y2="12.702cm">
          <text:p/>
        </draw:line>
        <draw:frame draw:style-name="gr3" draw:text-style-name="P4" draw:layer="layout" svg:width="2.928cm" svg:height="1.246cm" svg:x="7.958cm" svg:y="6.782cm">
          <draw:text-box>
            <text:p><text:span text:style-name="T1">Example</text:span></text:p>
          </draw:text-box>
        </draw:frame>
        <draw:frame draw:style-name="gr4" draw:text-style-name="P4" draw:layer="layout" svg:width="3.145cm" svg:height="1.246cm" svg:x="7.848cm" svg:y="17.5cm">
          <draw:text-box>
            <text:p><text:span text:style-name="T1">Template</text:span></text:p>
          </draw:text-box>
        </draw:frame>
        <draw:frame draw:style-name="gr5" draw:text-style-name="P4" draw:layer="layout" svg:width="2.062cm" svg:height="1.246cm" svg:x="14.625cm" svg:y="12.151cm">
          <draw:text-box>
            <text:p><text:span text:style-name="T1">Rules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5" draw:text-style-name="P4" draw:layer="layout" svg:width="2.138cm" svg:height="1.246cm" svg:x="14.025cm" svg:y="10.251cm">
          <draw:text-box>
            <text:p><text:span text:style-name="T1">Spam</text:span></text:p>
          </draw:text-box>
        </draw:frame>
        <draw:line draw:style-name="gr2" draw:text-style-name="P3" draw:layer="layout" svg:x1="4.314cm" svg:y1="12.802cm" svg:x2="6.854cm" svg:y2="12.802cm">
          <text:p/>
        </draw:line>
        <draw:frame draw:style-name="gr5" draw:text-style-name="P4" draw:layer="layout" svg:width="3.087cm" svg:height="1.246cm" svg:x="1.125cm" svg:y="12.151cm">
          <draw:text-box>
            <text:p><text:span text:style-name="T1">Message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5" draw:text-style-name="P4" draw:layer="layout" svg:width="3.282cm" svg:height="1.246cm" svg:x="14.125cm" svg:y="13.551cm">
          <draw:text-box>
            <text:p><text:span text:style-name="T1">Not spam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</text:span><text:span text:style-name="T1">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5" draw:text-style-name="P4" draw:layer="layout" svg:width="2.062cm" svg:height="1.246cm" svg:x="14.025cm" svg:y="10.251cm">
          <draw:text-box>
            <text:p><text:span text:style-name="T1">None</text:span></text:p>
          </draw:text-box>
        </draw:frame>
        <draw:line draw:style-name="gr2" draw:text-style-name="P3" draw:layer="layout" svg:x1="5.227cm" svg:y1="12.802cm" svg:x2="6.954cm" svg:y2="12.802cm">
          <text:p/>
        </draw:line>
        <draw:frame draw:style-name="gr5" draw:text-style-name="P4" draw:layer="layout" svg:width="4.02cm" svg:height="1.246cm" svg:x="1.125cm" svg:y="12.151cm">
          <draw:text-box>
            <text:p><text:span text:style-name="T1">Chest X-Ray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5" draw:text-style-name="P4" draw:layer="layout" svg:width="3.282cm" svg:height="1.246cm" svg:x="14.125cm" svg:y="13.551cm">
          <draw:text-box>
            <text:p><text:span text:style-name="T1">Not spam</text:span></text:p>
          </draw:text-box>
        </draw:frame>
        <draw:frame draw:style-name="gr5" draw:text-style-name="P4" draw:layer="layout" svg:width="2.062cm" svg:height="1.246cm" svg:x="14.025cm" svg:y="11.051cm">
          <draw:text-box>
            <text:p><text:span text:style-name="T1">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09-29T20:22:50.627675456</dc:date>
    <meta:editing-duration>PT3H9M16S</meta:editing-duration>
    <meta:editing-cycles>5</meta:editing-cycles>
    <meta:generator>LibreOffice/24.8.1.2$Linux_X86_64 LibreOffice_project/480$Build-2</meta:generator>
    <meta:document-statistic meta:object-count="22"/>
  </office:meta>
</office:document-meta>
</file>